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654" officeooo:paragraph-rsid="00135654"/>
    </style:style>
    <style:style style:name="P2" style:family="paragraph" style:parent-style-name="Standard">
      <style:text-properties officeooo:rsid="00135654" officeooo:paragraph-rsid="0018a5a6"/>
    </style:style>
    <style:style style:name="P3" style:family="paragraph" style:parent-style-name="Standard">
      <style:text-properties officeooo:rsid="0014aa8d" officeooo:paragraph-rsid="0014aa8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165105" officeooo:paragraph-rsid="00165105"/>
    </style:style>
    <style:style style:name="P6" style:family="paragraph" style:parent-style-name="Standard">
      <style:text-properties officeooo:rsid="00165105" officeooo:paragraph-rsid="00165105"/>
    </style:style>
    <style:style style:name="P7" style:family="paragraph" style:parent-style-name="Standard">
      <style:text-properties officeooo:rsid="00169c48" officeooo:paragraph-rsid="00169c48"/>
    </style:style>
    <style:style style:name="P8" style:family="paragraph" style:parent-style-name="Standard" style:list-style-name="L1">
      <style:text-properties officeooo:rsid="00169c48" officeooo:paragraph-rsid="00169c48"/>
    </style:style>
    <style:style style:name="P9" style:family="paragraph" style:parent-style-name="Standard">
      <style:text-properties officeooo:rsid="001923e8" officeooo:paragraph-rsid="001923e8"/>
    </style:style>
    <style:style style:name="P10" style:family="paragraph" style:parent-style-name="Standard" style:list-style-name="L2">
      <style:text-properties officeooo:rsid="001aa303" officeooo:paragraph-rsid="001aa303"/>
    </style:style>
    <style:style style:name="P11" style:family="paragraph" style:parent-style-name="Standard" style:list-style-name="L2"/>
    <style:style style:name="T1" style:family="text">
      <style:text-properties officeooo:rsid="00165105"/>
    </style:style>
    <style:style style:name="T2" style:family="text">
      <style:text-properties officeooo:rsid="0017e5c0"/>
    </style:style>
    <style:style style:name="T3" style:family="text">
      <style:text-properties officeooo:rsid="0018a5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1will install <text:span text:style-name="T1">Gentoo </text:span>until chrooting.</text:p>
      <text:p text:style-name="P1"/>
      <text:list xml:id="list4046204782" text:style-name="L1">
        <text:list-item>
          <text:p text:style-name="P4"><text:bookmark text:name="Setting_the_date_and_time"/>Setting the date and time</text:p>
        </text:list-item>
        <text:list-item>
          <text:p text:style-name="P4">Mount root partition</text:p>
        </text:list-item>
        <text:list-item>
          <text:p text:style-name="P4">Copy the installation helper files</text:p>
        </text:list-item>
        <text:list-item>
          <text:p text:style-name="P4">Starts links web browser to download stage3 <text:bookmark text:name="Downloading_the_stage_tarball"/>tarball</text:p>
        </text:list-item>
        <text:list-item>
          <text:p text:style-name="P4"><text:bookmark text:name="Unpacking_the_stage_tarball"/>Unpacking the stage tarball</text:p>
        </text:list-item>
        <text:list-item>
          <text:p text:style-name="P4">Create make.conf</text:p>
        </text:list-item>
        <text:list-item>
          <text:p text:style-name="P4">Create Gentoo ebuild repository </text:p>
        </text:list-item>
        <text:list-item>
          <text:p text:style-name="P5">Copy DNS information</text:p>
        </text:list-item>
      </text:list>
      <text:p text:style-name="P6"/>
      <text:p text:style-name="P7">Chrooting</text:p>
      <text:list xml:id="list112257360699463" text:continue-numbering="true" text:style-name="L1">
        <text:list-item>
          <text:p text:style-name="P4">Copy DNS information</text:p>
        </text:list-item>
        <text:list-item>
          <text:p text:style-name="P4">cd into gentoo</text:p>
        </text:list-item>
        <text:list-item>
          <text:p text:style-name="P4"><text:bookmark text:name="Mounting_the_necessary_filesystems"/>Mounting the necessary filesystems</text:p>
        </text:list-item>
        <text:list-item>
          <text:p text:style-name="P8">Chroot into <text:span text:style-name="T2">G</text:span>entoo</text:p>
        </text:list-item>
      </text:list>
      <text:p text:style-name="P7"/>
      <text:p text:style-name="P6"/>
      <text:p text:style-name="P2">Step<text:span text:style-name="T3">2</text:span></text:p>
      <text:list xml:id="list2554852792" text:style-name="L2">
        <text:list-item>
          <text:p text:style-name="P11">Mounting boot partition (efi)</text:p>
        </text:list-item>
        <text:list-item>
          <text:p text:style-name="P11"><text:bookmark text:name="Installing_an_ebuild_repository_snapshot_from_the_web"/>Installing an portage repository snapshot</text:p>
        </text:list-item>
        <text:list-item>
          <text:p text:style-name="P11">Set timezone</text:p>
        </text:list-item>
        <text:list-item>
          <text:p text:style-name="P11">set locales</text:p>
        </text:list-item>
        <text:list-item>
          <text:p text:style-name="P10">Select profile</text:p>
        </text:list-item>
        <text:list-item>
          <text:p text:style-name="P10">emerge --newuse @world</text:p>
        </text:list-item>
      </text:list>
      <text:p text:style-name="P9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09:33:34.882357519</meta:creation-date>
    <dc:date>2019-11-24T11:22:56.574999998</dc:date>
    <meta:editing-duration>PT56M40S</meta:editing-duration>
    <meta:editing-cycles>10</meta:editing-cycles>
    <meta:generator>LibreOffice/6.2.8.2$Linux_X86_64 LibreOffice_project/20$Build-2</meta:generator>
    <meta:document-statistic meta:table-count="0" meta:image-count="0" meta:object-count="0" meta:page-count="1" meta:paragraph-count="21" meta:word-count="91" meta:character-count="513" meta:non-whitespace-character-count="461"/>
  </office:meta>
</office:document-meta>
</file>